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eTransformer.skipped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eTransformer.comment( char ch [ ] , int start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eTransformer.endC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eTransformer.endElement( String uri , String loc , String ra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eTransformer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eTransformer.end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eTransformer.endD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eTransformer.start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eTransformer.processingInstruction( String target ,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eTransformer.startElement( String uri , String loc , String raw , Attributes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eTransformer.startC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eTransforme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eTransformer.setup( SourceResolver resolver , Map objectModel , String src , Parameters parameter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TeeTransformer.startDTD( String name , String publicId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eTransformer.configure( Configuration configura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TeeTransformer.endPrefixMapping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eTransformer.ignorableWhitespace( char ch [ ] , int start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eTransformer.characters( char ch [ ] , int start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eTransformer.setDocumentLocator( Locato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eTransformer.startPrefixMapping( String prefix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eTransformer.endDocum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